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Rounded MT Bold" svg:font-family="'Arial Rounded MT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ebaa1" draw:textarea-horizontal-align="justify" draw:textarea-vertical-align="middle" draw:auto-grow-height="false" fo:min-height="1.55cm" fo:min-width="2.8cm"/>
    </style:style>
    <style:style style:name="gr2" style:family="graphic" style:parent-style-name="standard">
      <style:graphic-properties draw:fill-color="#61b8cd" draw:textarea-horizontal-align="justify" draw:textarea-vertical-align="middle" draw:auto-grow-height="false" fo:min-height="1.55cm" fo:min-width="2.8cm"/>
    </style:style>
    <style:style style:name="gr3" style:family="graphic" style:parent-style-name="objectwithoutfill">
      <style:graphic-properties draw:stroke="solid" svg:stroke-width="0.053cm" draw:marker-start="" draw:marker-start-width="0.379cm" draw:marker-end="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="" draw:marker-start-width="0.379cm" draw:marker-end="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713cm"/>
    </style:style>
    <style:style style:name="gr6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821cm"/>
    </style:style>
    <style:style style:name="gr8" style:family="graphic" style:parent-style-name="standard">
      <style:graphic-properties draw:stroke="none" svg:stroke-color="#000000" draw:fill="none" draw:fill-color="#ffffff" fo:min-height="0.357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-color="#6ebaa1"/>
      <style:paragraph-properties fo:text-align="center"/>
      <style:text-properties style:font-name="Arial Rounded MT Bold" fo:font-size="16pt" style:font-size-asian="16pt" style:font-size-complex="16pt"/>
    </style:style>
    <style:style style:name="P3" style:family="paragraph">
      <loext:graphic-properties draw:fill-color="#61b8cd"/>
      <style:paragraph-properties fo:text-align="center"/>
      <style:text-properties style:font-name="Arial Rounded MT Bold"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Arial1" fo:font-size="9pt" fo:font-style="normal" style:font-size-asian="9pt" style:font-style-asian="normal" style:font-size-complex="9pt" style:font-style-complex="normal"/>
    </style:style>
    <style:style style:name="P6" style:family="paragraph">
      <loext:graphic-properties draw:fill="none" draw:fill-color="#ffffff"/>
      <style:text-properties style:font-name="Arial" fo:font-size="10pt" fo:font-style="normal" style:font-size-asian="10pt" style:font-style-asian="normal" style:font-size-complex="10pt" style:font-style-complex="normal"/>
    </style:style>
    <style:style style:name="P7" style:family="paragraph">
      <style:text-properties fo:color="#00669b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00669b" fo:font-weight="bold" style:font-weight-asian="bold" style:font-weight-complex="bold"/>
    </style:style>
    <style:style style:name="T1" style:family="text">
      <style:text-properties style:font-name="Arial Rounded MT Bold"/>
    </style:style>
    <style:style style:name="T2" style:family="text">
      <style:text-properties style:font-name="Arial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" style:family="text">
      <style:text-properties style:font-name="Arial1" fo:font-size="9pt" fo:font-style="normal" style:font-size-asian="9pt" style:font-style-asian="normal" style:font-size-complex="9pt" style:font-style-complex="normal"/>
    </style:style>
    <style:style style:name="T4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5" style:family="text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d93355" style:font-name="Arial" fo:font-size="10pt" fo:font-style="normal" style:font-size-asian="10pt" style:font-style-asian="normal" style:font-size-complex="10pt" style:font-style-complex="normal"/>
    </style:style>
    <style:style style:name="T7" style:family="text">
      <style:text-properties fo:color="#00669b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3.3cm" svg:height="1.8cm" svg:x="5.1cm" svg:y="3.6cm">
            <text:p text:style-name="P1"><text:span text:style-name="T1">Cli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2" draw:id="id2" draw:layer="layout" svg:width="3.3cm" svg:height="1.8cm" svg:x="12.5cm" svg:y="3.6cm">
            <text:p text:style-name="P1"><text:span text:style-name="T1">Server</text:span>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75cm" svg:y1="5.4cm" svg:x2="6.75cm" svg:y2="13.12cm" draw:start-shape="id1" draw:start-glue-point="2" svg:d="M6750 5400v7720" svg:viewBox="0 0 1 7721">
            <text:p/>
          </draw:connector>
          <draw:connector draw:style-name="gr4" draw:text-style-name="P4" draw:layer="layout" draw:type="line" svg:x1="14.15cm" svg:y1="5.4cm" svg:x2="14.15cm" svg:y2="13.12cm" draw:start-shape="id2" draw:start-glue-point="2" svg:d="M14150 5400v7720" svg:viewBox="0 0 1 7721">
            <text:p/>
          </draw:connector>
          <draw:frame draw:style-name="gr5" draw:text-style-name="P5" draw:layer="layout" svg:width="3.347cm" svg:height="0.963cm" svg:x="8.853cm" svg:y="5.529cm">
            <draw:text-box>
              <text:p><text:span text:style-name="T2">POST</text:span><text:span text:style-name="T3"> /auth/signin</text:span></text:p>
              <text:p><text:span text:style-name="T3">body: (credentials)</text:span></text:p>
            </draw:text-box>
          </draw:frame>
          <draw:line draw:style-name="gr6" draw:text-style-name="P4" draw:layer="layout" svg:x1="6.8cm" svg:y1="6.4cm" svg:x2="14.1cm" svg:y2="6.4cm">
            <text:p/>
          </draw:line>
          <draw:line draw:style-name="gr6" draw:text-style-name="P4" draw:layer="layout" svg:x1="14.1cm" svg:y1="7cm" svg:x2="6.8cm" svg:y2="7cm">
            <text:p/>
          </draw:line>
          <draw:frame draw:style-name="gr7" draw:text-style-name="P6" draw:layer="layout" svg:width="4.046cm" svg:height="1.071cm" svg:x="8.854cm" svg:y="7.029cm">
            <draw:text-box>
              <text:p><text:span text:style-name="T4">HTTP </text:span><text:span text:style-name="T5">200</text:span><text:span text:style-name="T4"> OK</text:span></text:p>
              <text:p><text:span text:style-name="T6">Set-cookie: session...</text:span></text:p>
            </draw:text-box>
          </draw:frame>
          <draw:frame draw:style-name="gr8" draw:text-style-name="P5" draw:layer="layout" svg:width="3.9cm" svg:height="0.607cm" svg:x="8.854cm" svg:y="10.15cm">
            <draw:text-box>
              <text:p><text:span text:style-name="T2">GET</text:span><text:span text:style-name="T3"> /auth/user/{userId}</text:span></text:p>
            </draw:text-box>
          </draw:frame>
          <draw:line draw:style-name="gr6" draw:text-style-name="P4" draw:layer="layout" svg:x1="6.8cm" svg:y1="10.701cm" svg:x2="14.1cm" svg:y2="10.701cm">
            <text:p/>
          </draw:line>
          <draw:line draw:style-name="gr6" draw:text-style-name="P4" draw:layer="layout" svg:x1="14.1cm" svg:y1="11.301cm" svg:x2="6.8cm" svg:y2="11.301cm">
            <text:p/>
          </draw:line>
          <draw:frame draw:style-name="gr7" draw:text-style-name="P6" draw:layer="layout" svg:width="4.046cm" svg:height="1.071cm" svg:x="8.855cm" svg:y="11.33cm">
            <draw:text-box>
              <text:p><text:span text:style-name="T4">HTTP </text:span><text:span text:style-name="T5">200</text:span><text:span text:style-name="T4"> OK</text:span></text:p>
              <text:p><text:span text:style-name="T6">{ “id”: 2, “name”: … }</text:span></text:p>
            </draw:text-box>
          </draw:frame>
        </draw:g>
        <draw:frame draw:style-name="gr9" draw:text-style-name="P8" draw:layer="layout" svg:width="3.2cm" svg:height="1.1cm" svg:x="8.9cm" svg:y="3.9cm">
          <draw:text-box>
            <text:p text:style-name="P7"><text:span text:style-name="T7">Monoli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Rounded MT Bold" svg:font-family="'Arial Rounded MT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5T17:26:26.895856832</meta:creation-date>
    <dc:date>2020-01-06T14:12:31.358226442</dc:date>
    <meta:editing-duration>PT6M40S</meta:editing-duration>
    <meta:editing-cycles>2</meta:editing-cycles>
    <meta:generator>LibreOffice/6.0.7.3$Linux_X86_64 LibreOffice_project/00m0$Build-3</meta:generator>
    <meta:document-statistic meta:object-count="14"/>
  </office:meta>
</office:document-meta>
</file>